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Link" style:data-style-name="N0">
      <style:text-properties fo:color="#467886"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7.07319444444444cm"/>
    </style:style>
    <style:style style:name="co2" style:family="table-column">
      <style:table-column-properties fo:break-before="auto" style:column-width="6.06777777777778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05152777777778cm"/>
    </style:style>
    <style:style style:name="co5" style:family="table-column">
      <style:table-column-properties fo:break-before="auto" style:column-width="7.408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Name<text:s/></text:p>
          </table:table-cell>
          <table:table-cell office:value-type="string" table:style-name="ce1">
            <text:p>Beschreibung</text:p>
          </table:table-cell>
          <table:table-cell office:value-type="string" table:style-name="ce1">
            <text:p>Anzahl<text:s/></text:p>
          </table:table-cell>
          <table:table-cell office:value-type="string" table:style-name="ce1">
            <text:p>Kosten gesamt</text:p>
          </table:table-cell>
          <table:table-cell office:value-type="string" table:style-name="ce1">
            <text:p>Lin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SP32-C3-WROOM-02-N4</text:p>
          </table:table-cell>
          <table:table-cell office:value-type="string" table:style-name="ce1">
            <text:p>MCU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.28 Euro</text:p>
          </table:table-cell>
          <table:table-cell office:value-type="string" table:style-name="ce3">
            <text:p><text:a xlink:href="https://www.digikey.de/de/products/detail/espressif-systems/ESP32-C3-WROOM-02-N4/14553031">https://www.digikey.de/de/products/detail/espressif-systems/ESP32-C3-WROOM-02-N4/14553031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155435-00011LF</text:p>
          </table:table-cell>
          <table:table-cell office:value-type="string" table:style-name="ce4">
            <text:p>USB TYPE C R/A SMT 16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78 Euro</text:p>
          </table:table-cell>
          <table:table-cell office:value-type="string" table:style-name="ce5">
            <text:p><text:a xlink:href="https://www.digikey.de/de/products/detail/amphenol-cs-fci/10155435-00011LF/11602060">https://www.digikey.de/de/products/detail/amphenol-cs-fci/10155435-00011LF/11602060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2102N-A02-GQFN28R</text:p>
          </table:table-cell>
          <table:table-cell office:value-type="string" table:style-name="ce1">
            <text:p>USB to UART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.34 Euro</text:p>
          </table:table-cell>
          <table:table-cell office:value-type="string" table:style-name="ce3">
            <text:p><text:a xlink:href="https://www.digikey.de/de/products/detail/silicon-labs/CP2102N-A02-GQFN28R/9863480">https://www.digikey.de/de/products/detail/silicon-labs/CP2102N-A02-GQFN28R/9863480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N3904</text:p>
          </table:table-cell>
          <table:table-cell office:value-type="string" table:style-name="ce1">
            <text:p>TRANS NPN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28 Euro</text:p>
          </table:table-cell>
          <table:table-cell office:value-type="string" table:style-name="ce3">
            <text:p><text:a xlink:href="https://www.digikey.de/de/products/detail/diotec-semiconductor/2N3904/13164701">https://www.digikey.de/de/products/detail/diotec-semiconductor/2N3904/13164701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ME680</text:p>
          </table:table-cell>
          <table:table-cell office:value-type="string" table:style-name="ce1">
            <text:p>ENSOR GAS/HUM/PRES/TEMP I2C SP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8.65 Euro</text:p>
          </table:table-cell>
          <table:table-cell office:value-type="string" table:style-name="ce3">
            <text:p><text:a xlink:href="https://www.digikey.de/de/products/detail/bosch-sensortec/BME680/7401317">https://www.digikey.de/de/products/detail/bosch-sensortec/BME680/7401317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LN2003A</text:p>
          </table:table-cell>
          <table:table-cell office:value-type="string" table:style-name="ce1">
            <text:p>MOTOR Driv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43 Euro</text:p>
          </table:table-cell>
          <table:table-cell office:value-type="string" table:style-name="ce3">
            <text:p><text:a xlink:href="https://www.digikey.de/de/products/detail/stmicroelectronics/ULN2003A/599603">https://www.digikey.de/de/products/detail/stmicroelectronics/ULN2003A/599603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25910-6</text:p>
          </table:table-cell>
          <table:table-cell office:value-type="string" table:style-name="ce1">
            <text:p>SWITCH TACTI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44 Euro</text:p>
          </table:table-cell>
          <table:table-cell office:value-type="string" table:style-name="ce5">
            <text:p><text:a xlink:href="https://www.digikey.de/de/products/detail/te-connectivity-alcoswitch-switches/1825910-6/1632536">https://www.digikey.de/de/products/detail/te-connectivity-alcoswitch-switches/1825910-6/1632536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5B-XH-A</text:p>
          </table:table-cell>
          <table:table-cell office:value-type="string" table:style-name="ce1">
            <text:p>CONN HEADER VERT 5POS 2.5M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17 Euro</text:p>
          </table:table-cell>
          <table:table-cell office:value-type="string" table:style-name="ce3">
            <text:p><text:a xlink:href="https://www.digikey.de/de/products/detail/jst-sales-america-inc/B5B-XH-A/1530483">https://www.digikey.de/de/products/detail/jst-sales-america-inc/B5B-XH-A/1530483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S1117-3.3 SOT-223</text:p>
          </table:table-cell>
          <table:table-cell office:value-type="string" table:style-name="ce1">
            <text:p>L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1 Euro</text:p>
          </table:table-cell>
          <table:table-cell office:value-type="string" table:style-name="ce3">
            <text:p><text:a xlink:href="https://www.digikey.de/de/products/detail/shenzhen-slkormicro-semicon-co-ltd/AMS1117-3-3-SOT-223/21853079">https://www.digikey.de/de/products/detail/shenzhen-slkormicro-semicon-co-ltd/AMS1117-3-3-SOT-223/21853079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G0402052R542P</text:p>
          </table:table-cell>
          <table:table-cell office:value-type="string" table:style-name="ce1">
            <text:p>TVS Diode (ESD)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66 Euro</text:p>
          </table:table-cell>
          <table:table-cell office:value-type="string" table:style-name="ce5">
            <text:p><text:a xlink:href="https://www.digikey.de/de/products/detail/kyocera-avx/GG0402052R542P/6826544">https://www.digikey.de/de/products/detail/kyocera-avx/GG0402052R542P/6826544</text:a>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year/>
    </number:date-style>
    <style:style style:name="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Le, The Anh</meta:initial-creator>
    <dc:creator>Le, The Anh</dc:creator>
    <meta:creation-date>2025-12-14T21:52:31Z</meta:creation-date>
    <dc:date>2026-01-06T19:10:24Z</dc:date>
    <meta:editing-duration>PT0S</meta:editing-duration>
  </office:meta>
</office:document-meta>
</file>